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8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8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essica Jone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18, 1892</text:p>
      <text:p text:style-name="P5">Month<text:tab/><text:tab/><text:tab/><text:tab/><text:tab/><text:tab/>March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1705 <text:s/>N 16<text:span text:style-name="T2">th</text:span><text:span text:style-name="T3">/</text:span></text:p>
      <text:p text:style-name="P3"><text:span text:style-name="T3">March 18</text:span><text:span text:style-name="T2">th</text:span><text:span text:style-name="T3">[/ inserted by author]92/</text:span></text:p>
      <text:p text:style-name="P2"><text:span text:style-name="T3">Rev</text:span><text:span text:style-name="T2">d</text:span><text:span text:style-name="T3"> Dr S. Morais/</text:span></text:p>
      <text:p text:style-name="P2"><text:span text:style-name="T3"><text:tab/>Dear Sir/</text:span></text:p>
      <text:p text:style-name="P2"><text:span text:style-name="T3"><text:tab/><text:tab/>Not being able to call/ in person, I beg you will accept/ my heart-felt sympathy in your/ recent sad affliction, please extend/ the same to your good daughter/ and family. <text:s/>That Our Father/ may be merciful to those who/ mourn, and spare your united/ family from farther trouble/ prays your sincere friend/ Jessica Jone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3:42:00.32</meta:creation-date>
    <dc:date>2011-12-01T13:44:58.34</dc:date>
    <dc:creator>Penn Libraries</dc:creator>
    <meta:editing-duration>PT00H02M5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5" meta:word-count="229" meta:character-count="1642"/>
  </office:meta>
</office:document-meta>
</file>